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00%"/>
    </style:style>
    <style:style style:name="T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justify" fo:line-height="100%"/>
    </style:style>
    <style:style style:name="T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text-align="justify" fo:line-height="100%"/>
    </style:style>
    <style:style style:name="T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P9" style:parent-style-name="Standard" style:family="paragraph">
      <style:paragraph-properties fo:text-align="justify" fo:line-height="100%"/>
    </style:style>
    <style:style style:name="T1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1" style:parent-style-name="Standard" style:family="paragraph">
      <style:paragraph-properties fo:text-align="justify" fo:line-height="100%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P15" style:parent-style-name="Standard" style:family="paragraph">
      <style:paragraph-properties fo:text-align="justify" fo:line-height="100%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text-align="justify" fo:line-height="100%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P21" style:parent-style-name="Standard" style:family="paragraph">
      <style:paragraph-properties fo:text-align="justify" fo:line-height="100%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Standard" style:family="paragraph">
      <style:paragraph-properties fo:text-align="justify" fo:line-height="100%"/>
      <style:text-properties fo:font-size="12pt" style:font-size-asian="12pt" style:font-size-complex="12pt"/>
    </style:style>
    <style:style style:name="P25" style:parent-style-name="Standard" style:family="paragraph">
      <style:paragraph-properties fo:text-align="justify" fo:line-height="100%" fo:text-indent="0.4916in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Standard" style:family="paragraph">
      <style:paragraph-properties fo:text-align="justify" fo:line-height="100%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Standard" style:family="paragraph">
      <style:paragraph-properties fo:text-align="justify" fo:line-height="100%"/>
    </style:style>
    <style:style style:name="T3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31" style:parent-style-name="ListParagraph" style:list-style-name="WWNum2" style:family="paragraph">
      <style:paragraph-properties fo:text-align="justify" fo:line-height="100%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P34" style:parent-style-name="ListParagraph" style:family="paragraph">
      <style:paragraph-properties fo:text-align="justify" fo:line-height="100%" fo:margin-left="0in">
        <style:tab-stops/>
      </style:paragraph-properties>
      <style:text-properties fo:font-size="12pt" style:font-size-asian="12pt" style:font-size-complex="12pt"/>
    </style:style>
    <style:style style:name="P35" style:parent-style-name="ListParagraph" style:family="paragraph">
      <style:paragraph-properties fo:text-align="justify" fo:line-height="100%" fo:margin-left="0in">
        <style:tab-stops/>
      </style:paragraph-properties>
      <style:text-properties fo:font-size="12pt" style:font-size-asian="12pt" style:font-size-complex="12pt"/>
    </style:style>
    <style:style style:name="P36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Standard" style:family="paragraph">
      <style:paragraph-properties fo:text-align="justify" fo:line-height="100%" fo:margin-left="0.4895in">
        <style:tab-stops/>
      </style:paragraph-properties>
      <style:text-properties fo:font-size="12pt" style:font-size-asian="12pt" style:font-size-complex="12pt"/>
    </style:style>
    <style:style style:name="P39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P41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P43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P45" style:parent-style-name="Standard" style:family="paragraph">
      <style:paragraph-properties fo:text-align="justify" fo:line-height="100%" fo:margin-left="0.4895in">
        <style:tab-stops/>
      </style:paragraph-properties>
      <style:text-properties fo:font-size="12pt" style:font-size-asian="12pt" style:font-size-complex="12pt"/>
    </style:style>
    <style:style style:name="P46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P48" style:parent-style-name="Standard" style:family="paragraph">
      <style:paragraph-properties fo:text-align="justify" fo:line-height="100%"/>
      <style:text-properties fo:font-size="12pt" style:font-size-asian="12pt" style:font-size-complex="12pt"/>
    </style:style>
    <style:style style:name="P49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P54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P56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P58" style:parent-style-name="Standard" style:family="paragraph">
      <style:paragraph-properties fo:text-align="justify" fo:line-height="100%" fo:margin-left="0.4895in">
        <style:tab-stops/>
      </style:paragraph-properties>
      <style:text-properties fo:font-size="12pt" style:font-size-asian="12pt" style:font-size-complex="12pt"/>
    </style:style>
    <style:style style:name="P59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P61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P66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P68" style:parent-style-name="Standard" style:family="paragraph">
      <style:paragraph-properties fo:text-align="justify" fo:line-height="100%" fo:margin-left="0.4895in">
        <style:tab-stops/>
      </style:paragraph-properties>
      <style:text-properties fo:font-size="12pt" style:font-size-asian="12pt" style:font-size-complex="12pt"/>
    </style:style>
    <style:style style:name="P69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P71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P73" style:parent-style-name="Standard" style:family="paragraph">
      <style:paragraph-properties fo:text-align="justify" fo:line-height="100%" fo:margin-left="0.4895in">
        <style:tab-stops/>
      </style:paragraph-properties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Caso de Uso – Compra de Produto</text:span></text:p>
      <text:p text:style-name="P3"><text:span text:style-name="T4">Condição:</text:span></text:p>
      <text:p text:style-name="P5"><text:span text:style-name="T6"><text:tab/></text:span><text:span text:style-name="T7">Estar com sistema aberto, credencial, opção comprar</text:span><text:span text:style-name="T8">.</text:span></text:p>
      <text:p text:style-name="P9"><text:span text:style-name="T10">Fluxo normal:</text:span></text:p>
      <text:p text:style-name="P11"><text:span text:style-name="T12"><text:tab/>1</text:span><text:span text:style-name="T13"><text:s/>– Informar</text:span><text:span text:style-name="T14"><text:s/>nome do vendedor.</text:span></text:p>
      <text:p text:style-name="P15"><text:span text:style-name="T16"><text:tab/>2</text:span><text:span text:style-name="T17"><text:s/>– Informar nome do cliente.</text:span></text:p>
      <text:p text:style-name="P18"><text:span text:style-name="T19"><text:tab/>3</text:span><text:span text:style-name="T20"><text:s/>– Informar código de barras do produto.</text:span></text:p>
      <text:p text:style-name="P21"><text:span text:style-name="T22"><text:tab/>4</text:span><text:span text:style-name="T23"><text:s/>– Informar o valor do pagamento do cliente.</text:span></text:p>
      <text:p text:style-name="P24"><text:tab/>5<text:s/>– Exibir troco.</text:p>
      <text:p text:style-name="P25"><text:span text:style-name="T26">6 – Mensagem de confirmação de venda concluida</text:span></text:p>
      <text:p text:style-name="P27"><text:span text:style-name="T28"><text:tab/>7 – Encerrar caso de uso.</text:span></text:p>
      <text:p text:style-name="P29"><text:span text:style-name="T30">Fluxo Alternativo:</text:span></text:p>
      <text:list text:style-name="WWNum2" text:continue-numbering="true">
        <text:list-item>
          <text:list>
            <text:list-item>
              <text:p text:style-name="P31"><text:span text:style-name="T32"><text:s/>- Venda se</text:span><text:span text:style-name="T33">m a participação de um vendedor.</text:span></text:p>
            </text:list-item>
          </text:list>
        </text:list-item>
      </text:list>
      <text:p text:style-name="P34"><text:s text:c="7"/><text:s text:c="2"/><text:tab/>2.1.2 – Gerente adicionado a venda como um vendedor.</text:p>
      <text:p text:style-name="P35"><text:s text:c="10"/></text:p>
      <text:p text:style-name="P36"><text:span text:style-name="T37">3.1 – Cliente não cadastrado.</text:span></text:p>
      <text:p text:style-name="P38">3.1.2 –<text:s/>Informa que o cliente deve ser cadastrado.</text:p>
      <text:p text:style-name="P39"><text:span text:style-name="T40">3.1.3 – Encerra caso de uso</text:span></text:p>
      <text:p text:style-name="P41"><text:span text:style-name="T42"><text:s/></text:span></text:p>
      <text:p text:style-name="P43"><text:span text:style-name="T44">3.2 – Cliente não deseja ter informações adicionadas à venda.</text:span></text:p>
      <text:p text:style-name="P45">3.2.2<text:s/>–<text:s/>Realizar venda sem cliente cadastrado.</text:p>
      <text:p text:style-name="P46"><text:span text:style-name="T47">3.2.3 – Encerrar caso de uso.</text:span></text:p>
      <text:p text:style-name="P48"/>
      <text:p text:style-name="P49"><text:span text:style-name="T50">5.1 – Receber pagamento em cartão.</text:span></text:p>
      <text:p text:style-name="P51"><text:span text:style-name="T52">5.1.2 – Abrir software de terceiros para pagamento</text:span><text:span text:style-name="T53"><text:s/>em cartão.</text:span></text:p>
      <text:p text:style-name="P54"><text:span text:style-name="T55">5.1.3 – Receber informação de pagamento concluído.</text:span></text:p>
      <text:p text:style-name="P56"><text:span text:style-name="T57">5.1.4 – Encerrar caso de uso.</text:span></text:p>
      <text:p text:style-name="P58"/>
      <text:p text:style-name="P59"><text:span text:style-name="T60">5.2 – Dividir pagamento em cartão e dinheiro.</text:span></text:p>
      <text:p text:style-name="P61"><text:span text:style-name="T62">5.2.2 – Abrir software de terceiros para pagamento em cartão.</text:span></text:p>
      <text:soft-page-break/>
      <text:p text:style-name="P63"><text:span text:style-name="T64">5.2.3 – Receber informação de valor pago do cartão e s</text:span><text:span text:style-name="T65">ubtrair do valor a pagar em dinheiro.</text:span></text:p>
      <text:p text:style-name="P66"><text:span text:style-name="T67">5.2.4 – Receber pagamento em dinheiro do cliente.</text:span></text:p>
      <text:p text:style-name="P68"/>
      <text:p text:style-name="P69"><text:span text:style-name="T70">5.3 – Venda cancelada.</text:span></text:p>
      <text:p text:style-name="P71"><text:span text:style-name="T72"><text:tab/>5.3.2 – Confirmação de cancelamento da venda.</text:span></text:p>
      <text:p text:style-name="P73"><text:span text:style-name="T74">5.3.3 – Encerra caso de uso.</text:span></text:p>
      <text:p text:style-name="Standard"><text:span text:style-name="T7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04%"/>
      <style:text-properties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format="1" text:display-levels="4">
        <style:list-level-properties text:space-before="1.4687in" text:min-label-width="0.5in" text:list-level-position-and-space-mode="label-alignment">
          <style:list-level-label-alignment text:label-followed-by="listtab" fo:margin-left="1.9687in" fo:text-indent="-0.5in"/>
        </style:list-level-properties>
      </text:list-level-style-number>
      <text:list-level-style-number text:level="5" style:num-format="1" text:display-levels="5">
        <style:list-level-properties text:space-before="1.9583in" text:min-label-width="0.75in" text:list-level-position-and-space-mode="label-alignment">
          <style:list-level-label-alignment text:label-followed-by="listtab" fo:margin-left="2.7083in" fo:text-indent="-0.75in"/>
        </style:list-level-properties>
      </text:list-level-style-number>
      <text:list-level-style-number text:level="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style:num-format="1" text:display-levels="7">
        <style:list-level-properties text:space-before="2.9375in" text:min-label-width="1in" text:list-level-position-and-space-mode="label-alignment">
          <style:list-level-label-alignment text:label-followed-by="listtab" fo:margin-left="3.9375in" fo:text-indent="-1in"/>
        </style:list-level-properties>
      </text:list-level-style-number>
      <text:list-level-style-number text:level="8" style:num-format="1" text:display-levels="8">
        <style:list-level-properties text:space-before="3.427in" text:min-label-width="1in" text:list-level-position-and-space-mode="label-alignment">
          <style:list-level-label-alignment text:label-followed-by="listtab" fo:margin-left="4.427in" fo:text-indent="-1in"/>
        </style:list-level-properties>
      </text:list-level-style-number>
      <text:list-level-style-number text:level="9" style:num-format="1" text:display-levels="9">
        <style:list-level-properties text:space-before="3.9166in" text:min-label-width="1in" text:list-level-position-and-space-mode="label-alignment">
          <style:list-level-label-alignment text:label-followed-by="listtab" fo:margin-left="4.9166in" fo:text-indent="-1in"/>
        </style:list-level-properties>
      </text:list-level-style-number>
    </text:list-style>
    <text:list-style style:name="WWNum2" style:display-name="WWNum2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format="1" text:display-levels="4">
        <style:list-level-properties text:space-before="1.4687in" text:min-label-width="0.5in" text:list-level-position-and-space-mode="label-alignment">
          <style:list-level-label-alignment text:label-followed-by="listtab" fo:margin-left="1.9687in" fo:text-indent="-0.5in"/>
        </style:list-level-properties>
      </text:list-level-style-number>
      <text:list-level-style-number text:level="5" style:num-format="1" text:display-levels="5">
        <style:list-level-properties text:space-before="1.9583in" text:min-label-width="0.75in" text:list-level-position-and-space-mode="label-alignment">
          <style:list-level-label-alignment text:label-followed-by="listtab" fo:margin-left="2.7083in" fo:text-indent="-0.75in"/>
        </style:list-level-properties>
      </text:list-level-style-number>
      <text:list-level-style-number text:level="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style:num-format="1" text:display-levels="7">
        <style:list-level-properties text:space-before="2.9375in" text:min-label-width="1in" text:list-level-position-and-space-mode="label-alignment">
          <style:list-level-label-alignment text:label-followed-by="listtab" fo:margin-left="3.9375in" fo:text-indent="-1in"/>
        </style:list-level-properties>
      </text:list-level-style-number>
      <text:list-level-style-number text:level="8" style:num-format="1" text:display-levels="8">
        <style:list-level-properties text:space-before="3.427in" text:min-label-width="1in" text:list-level-position-and-space-mode="label-alignment">
          <style:list-level-label-alignment text:label-followed-by="listtab" fo:margin-left="4.427in" fo:text-indent="-1in"/>
        </style:list-level-properties>
      </text:list-level-style-number>
      <text:list-level-style-number text:level="9" style:num-format="1" text:display-levels="9">
        <style:list-level-properties text:space-before="3.9166in" text:min-label-width="1.25in" text:list-level-position-and-space-mode="label-alignment">
          <style:list-level-label-alignment text:label-followed-by="listtab" fo:margin-left="5.1666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go Felipe Cardoso</meta:initial-creator>
    <dc:creator>Rodrigo Felipe Cardoso</dc:creator>
    <meta:creation-date>2015-09-15T21:14:00Z</meta:creation-date>
    <dc:date>2015-09-25T23:23:00Z</dc:date>
    <meta:template xlink:href="Normal" xlink:type="simple"/>
    <meta:editing-cycles>15</meta:editing-cycles>
    <meta:editing-duration>PT20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99" meta:character-count="1273" meta:row-count="8" meta:non-whitespace-character-count="1076"/>
  </office:meta>
</office:document-meta>
</file>